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55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901cm"/>
    </style:style>
    <style:style style:name="co9" style:family="table-column">
      <style:table-column-properties fo:break-before="auto" style:column-width="19.6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NORD</text:p>
          </table:table-cell>
          <table:table-cell/>
          <table:table-cell office:value-type="string" calcext:value-type="string">
            <text:p>OUEST</text:p>
          </table:table-cell>
          <table:table-cell table:number-columns-repeated="3"/>
          <table:table-cell office:value-type="string" calcext:value-type="string">
            <text:p>Points</text:p>
          </table:table-cell>
          <table:table-cell/>
          <table:table-cell office:value-type="string" calcext:value-type="string">
            <text:p>Ecart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♣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♣</text:p>
          </table:table-cell>
          <table:table-cell office:value-type="string" calcext:value-type="string">
            <text:p>Ex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♣</text:p>
          </table:table-cell>
          <table:table-cell/>
          <table:table-cell table:style-name="ce4" office:value-type="string" calcext:value-type="string">
            <text:p>Trick: 1, Cards: 01-C;06-C;00-T;08-C, Winner: Wes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Trick: 2, Cards: 07-T;17-T;20-T;13-T, Winner: East</text:p>
          </table:table-cell>
          <table:table-cell table:number-columns-repeated="2"/>
          <table:table-cell office:value-type="string" calcext:value-type="string">
            <text:p>♥ 9-8-6-As / ♦ 5 / ♣ C.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3"/>
          <table:table-cell table:style-name="ce5" office:value-type="string" calcext:value-type="string">
            <text:p>Trick: 3, Cards: 09-T;19-T;02-T;21-T, Winner: Sout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♣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♣</text:p>
          </table:table-cell>
          <table:table-cell/>
          <table:table-cell table:style-name="ce4" office:value-type="string" calcext:value-type="string">
            <text:p>Trick: 4, Cards: 02-C;09-C;03-C;14-C, Winner: West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Trick: 5, Cards: 18-T;03-T;12-T;05-T, Winner: West</text:p>
          </table:table-cell>
          <table:table-cell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♠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</text:p>
          </table:table-cell>
          <table:table-cell table:style-name="ce3"/>
          <table:table-cell table:style-name="ce5" office:value-type="string" calcext:value-type="string">
            <text:p>Trick: 6, Cards: 04-T;16-T;14-T;01-S, Winner: Sou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♣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♣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Trick: 7, Cards: 04-C;10-T;11-C;11-T, Winner: West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♦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♠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</text:p>
          </table:table-cell>
          <table:table-cell table:style-name="ce3"/>
          <table:table-cell table:style-name="ce5" office:value-type="string" calcext:value-type="string">
            <text:p>Trick: 8, Cards: 08-T;15-T;01-D;03-S, Winner: Sou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♣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♦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♥</text:p>
          </table:table-cell>
          <table:table-cell/>
          <table:table-cell table:style-name="ce4" office:value-type="string" calcext:value-type="string">
            <text:p>Trick: 9, Cards: 05-C;10-D;10-C;14-H, Winner: North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♥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♥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♥</text:p>
          </table:table-cell>
          <table:table-cell table:style-name="ce3"/>
          <table:table-cell table:style-name="ce5" office:value-type="string" calcext:value-type="string">
            <text:p>Trick: 10, Cards: 07-H;11-H;06-T;03-H, Winner: Sou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♥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♠</text:p>
          </table:table-cell>
          <table:table-cell/>
          <table:table-cell table:style-name="ce4" office:value-type="string" calcext:value-type="string">
            <text:p>Trick: 11, Cards: 12-S;02-S;02-H;14-S, Winner: Wes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♦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♠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♦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♦</text:p>
          </table:table-cell>
          <table:table-cell table:style-name="ce3"/>
          <table:table-cell table:style-name="ce5" office:value-type="string" calcext:value-type="string">
            <text:p>Trick: 12, Cards: 06-D;14-D;05-S;02-D, Winner: Sout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♠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♠</text:p>
          </table:table-cell>
          <table:table-cell/>
          <table:table-cell table:style-name="ce4" office:value-type="string" calcext:value-type="string">
            <text:p>Trick: 13, Cards: 07-S;08-S;12-D;04-S, Winner: East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♥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♥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♥</text:p>
          </table:table-cell>
          <table:table-cell table:style-name="ce3"/>
          <table:table-cell table:style-name="ce5" office:value-type="string" calcext:value-type="string">
            <text:p>Trick: 14, Cards: 04-H;05-H;13-H;01-T, Winner: South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♦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♠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♦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♦</text:p>
          </table:table-cell>
          <table:table-cell table:style-name="ce3"/>
          <table:table-cell table:style-name="ce5" office:value-type="string" calcext:value-type="string">
            <text:p>Trick: 15, Cards: 13-D;06-S;04-D;03-D, Winner: Sou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♠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♠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♦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♦</text:p>
          </table:table-cell>
          <table:table-cell table:style-name="ce3"/>
          <table:table-cell table:style-name="ce5" office:value-type="string" calcext:value-type="string">
            <text:p>Trick: 16, Cards: 13-S;09-S;09-D;07-D, Winner: Sou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♣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♥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♣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♦</text:p>
          </table:table-cell>
          <table:table-cell/>
          <table:table-cell table:style-name="ce4" office:value-type="string" calcext:value-type="string">
            <text:p>Trick: 17, Cards: 07-C;12-H;13-C;11-D, Winner: North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♠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♥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♦</text:p>
          </table:table-cell>
          <table:table-cell/>
          <table:table-cell table:style-name="ce4" office:value-type="string" calcext:value-type="string">
            <text:p>Trick: 18, Cards: 10-H;08-D;10-S;11-S, Winner: Nor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formula="of:=SUM([.K2:.K19])+[.M21]" office:value-type="float" office:value="43" calcext:value-type="float">
            <text:p>43</text:p>
          </table:table-cell>
          <table:table-cell/>
          <table:table-cell table:formula="of:=2+3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21]-[.K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formula="of:=[.K24]+[.K23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28]*3" office:value-type="float" office:value="81" calcext:value-type="float">
            <text:p>81</text:p>
          </table:table-cell>
          <table:table-cell table:number-columns-repeated="2"/>
        </table:table-row>
        <table:table-row table:style-name="ro1" table:number-rows-repeated="104854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4:51:46.903342806</meta:creation-date>
    <dc:date>2014-08-30T15:19:07.918029793</dc:date>
    <meta:editing-duration>PT24M55S</meta:editing-duration>
    <meta:editing-cycles>8</meta:editing-cycles>
    <meta:generator>LibreOffice/4.2.4.2$Linux_X86_64 LibreOffice_project/420m0$Build-2</meta:generator>
    <meta:document-statistic meta:table-count="1" meta:cell-count="186" meta:object-count="0"/>
    <meta:user-defined meta:name="qrichtext">1</meta:user-defined>
  </office:meta>
</office:document-meta>
</file>